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table:style-name="Default"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Apple Juice</text:p>
          </table:table-cell>
          <table:table-cell office:value-type="string">
            <text:p>F10112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string">
            <text:p>Q0100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lsamic</text:p>
          </table:table-cell>
          <table:table-cell office:value-type="string">
            <text:p>F0507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boolean" office:boolean-value="true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boolean" office:boolean-value="false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boolean" office:boolean-value="true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914</text:p>
          </table:table-cell>
          <table:table-cell office:value-type="string">
            <text:p>2/2.3kg</text:p>
          </table:table-cell>
          <table:table-cell office:value-type="boolean" office:boolean-value="true">
            <text:p>TRUE</text:p>
          </table:table-cell>
          <table:table-cell office:value-type="string">
            <text:p>Groun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881</text:p>
          </table:table-cell>
          <table:table-cell office:value-type="string">
            <text:p>1/2.1kg</text:p>
          </table:table-cell>
          <table:table-cell office:value-type="boolean" office:boolean-value="false">
            <text:p>FALSE</text:p>
          </table:table-cell>
          <table:table-cell office:value-type="string">
            <text:p>Cracke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6">
            <text:p>6%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boolean" office:boolean-value="true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string">
            <text:p>Q0211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jun Seasoning</text:p>
          </table:table-cell>
          <table:table-cell office:value-type="string">
            <text:p>F14213</text:p>
          </table:table-cell>
          <table:table-cell office:value-type="string">
            <text:p>1/675gn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boolean" office:boolean-value="true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Q0215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string">
            <text:p>Q0227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P00002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Boneless, Skinless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boolean" office:boolean-value="false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boolean" office:boolean-value="true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boolean" office:boolean-value="true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boolean" office:boolean-value="true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iander</text:p>
          </table:table-cell>
          <table:table-cell office:value-type="string">
            <text:p>F13930</text:p>
          </table:table-cell>
          <table:table-cell office:value-type="string">
            <text:p>1/398gm</text:p>
          </table:table-cell>
          <table:table-cell office:value-type="boolean" office:boolean-value="false">
            <text:p>FALSE</text:p>
          </table:table-cell>
          <table:table-cell office:value-type="string">
            <text:p>Groun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Broom</text:p>
          </table:table-cell>
          <table:table-cell office:value-type="string">
            <text:p>F55430</text:p>
          </table:table-cell>
          <table:table-cell office:value-type="string">
            <text:p>1/only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boolean" office:boolean-value="true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boolean" office:boolean-value="true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riander</text:p>
          </table:table-cell>
          <table:table-cell office:value-type="string">
            <text:p>Q02286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boolean" office:boolean-value="true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cumbers</text:p>
          </table:table-cell>
          <table:table-cell office:value-type="string">
            <text:p>Q0232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English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egreaser</text:p>
          </table:table-cell>
          <table:table-cell office:value-type="string">
            <text:p>F735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boolean" office:boolean-value="false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boolean" office:boolean-value="false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ench Dressing</text:p>
          </table:table-cell>
          <table:table-cell office:value-type="string">
            <text:p>F05012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boolean" office:boolean-value="false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loves</text:p>
          </table:table-cell>
          <table:table-cell office:value-type="string">
            <text:p>F54262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Latex, Larg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boolean" office:boolean-value="false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boolean" office:boolean-value="false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Green Peppers</text:p>
          </table:table-cell>
          <table:table-cell office:value-type="string">
            <text:p>Q0276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boolean" office:boolean-value="true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P00001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Medium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boolean" office:boolean-value="false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boolean" office:boolean-value="true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boolean" office:boolean-value="true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boolean" office:boolean-value="true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s</text:p>
          </table:table-cell>
          <table:table-cell office:value-type="string">
            <text:p>Q0105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ntils</text:p>
          </table:table-cell>
          <table:table-cell office:value-type="string">
            <text:p>F02148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boolean" office:boolean-value="true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mes</text:p>
          </table:table-cell>
          <table:table-cell office:value-type="string">
            <text:p>Q0105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lt Vinegar</text:p>
          </table:table-cell>
          <table:table-cell office:value-type="string">
            <text:p>F07275</text:p>
          </table:table-cell>
          <table:table-cell office:value-type="string">
            <text:p>1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boolean" office:boolean-value="false">
            <text:p>FALSE</text:p>
          </table:table-cell>
          <table:table-cell office:value-type="string">
            <text:p>Big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Big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Little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squite</text:p>
          </table:table-cell>
          <table:table-cell office:value-type="string">
            <text:p>F06453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2">
            <text:p>2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arella</text:p>
          </table:table-cell>
          <table:table-cell office:value-type="string">
            <text:p>F20679</text:p>
          </table:table-cell>
          <table:table-cell office:value-type="string">
            <text:p>4/2.5lg</text:p>
          </table:table-cell>
          <table:table-cell office:value-type="boolean" office:boolean-value="true">
            <text:p>TRUE</text:p>
          </table:table-cell>
          <table:table-cell office:value-type="string">
            <text:p>Shredded, 17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hrooms</text:p>
          </table:table-cell>
          <table:table-cell office:value-type="string">
            <text:p>Q0250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 office:value-type="string">
            <text:p>Button, tub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boolean" office:boolean-value="true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boolean" office:boolean-value="true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boolean" office:boolean-value="false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boolean" office:boolean-value="true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02650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2600B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Spanish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boolean" office:boolean-value="false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Panko</text:p>
          </table:table-cell>
          <table:table-cell office:value-type="string">
            <text:p>F09041</text:p>
          </table:table-cell>
          <table:table-cell office:value-type="string">
            <text:p>1/11.4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boolean" office:boolean-value="false">
            <text:p>FALSE</text:p>
          </table:table-cell>
          <table:table-cell office:value-type="string">
            <text:p>8”, Brown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F14024</text:p>
          </table:table-cell>
          <table:table-cell office:value-type="string">
            <text:p>1/580gm</text:p>
          </table:table-cell>
          <table:table-cell office:value-type="boolean" office:boolean-value="false">
            <text:p>FALSE</text:p>
          </table:table-cell>
          <table:table-cell office:value-type="string">
            <text:p>Smoked, Spanish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chment Paper</text:p>
          </table:table-cell>
          <table:table-cell office:value-type="string">
            <text:p>F55644</text:p>
          </table:table-cell>
          <table:table-cell office:value-type="string">
            <text:p>1/1000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boolean" office:boolean-value="false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tty Paper</text:p>
          </table:table-cell>
          <table:table-cell office:value-type="string">
            <text:p>F55625</text:p>
          </table:table-cell>
          <table:table-cell office:value-type="string">
            <text:p>12/1000's</text:p>
          </table:table-cell>
          <table:table-cell office:value-type="boolean" office:boolean-value="true">
            <text:p>TRUE</text:p>
          </table:table-cell>
          <table:table-cell office:value-type="string">
            <text:p>5.25” x 5.2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eameal</text:p>
          </table:table-cell>
          <table:table-cell office:value-type="string">
            <text:p>P00003</text:p>
          </table:table-cell>
          <table:table-cell office:value-type="string">
            <text:p>5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boolean" office:boolean-value="false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izza Box</text:p>
          </table:table-cell>
          <table:table-cell office:value-type="string">
            <text:p>F5438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 office:value-type="string">
            <text:p>14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Forks</text:p>
          </table:table-cell>
          <table:table-cell office:value-type="string">
            <text:p>F54955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Knives</text:p>
          </table:table-cell>
          <table:table-cell office:value-type="string">
            <text:p>F54970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boolean" office:boolean-value="true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boolean" office:boolean-value="true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tatoes</text:p>
          </table:table-cell>
          <table:table-cell office:value-type="string">
            <text:p>Q002807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Jumbo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boolean" office:boolean-value="false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d Peppers</text:p>
          </table:table-cell>
          <table:table-cell office:value-type="string">
            <text:p>Q02761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ed Wine Vinegar</text:p>
          </table:table-cell>
          <table:table-cell office:value-type="string">
            <text:p>F07295</text:p>
          </table:table-cell>
          <table:table-cell office:value-type="string">
            <text:p>2/5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maine</text:p>
          </table:table-cell>
          <table:table-cell office:value-type="string">
            <text:p>Q00245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Hearts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05</text:p>
          </table:table-cell>
          <table:table-cell office:value-type="string">
            <text:p>4/3.27lt</text:p>
          </table:table-cell>
          <table:table-cell office:value-type="boolean" office:boolean-value="true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boolean" office:boolean-value="true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n Marzano Tomatoes</text:p>
          </table:table-cell>
          <table:table-cell office:value-type="string">
            <text:p>Q0276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Cans</text:p>
          </table:table-cell>
          <table:table-cell table:number-columns-repeated="2" office:value-type="string">
            <text:p>pant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crubbies</text:p>
          </table:table-cell>
          <table:table-cell office:value-type="string">
            <text:p>F55803</text:p>
          </table:table-cell>
          <table:table-cell office:value-type="string">
            <text:p>1/12's</text:p>
          </table:table-cell>
          <table:table-cell office:value-type="boolean" office:boolean-value="true">
            <text:p>TRUE</text:p>
          </table:table-cell>
          <table:table-cell office:value-type="string">
            <text:p>Stainless Stee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eafood Sauce</text:p>
          </table:table-cell>
          <table:table-cell office:value-type="string">
            <text:p>F06481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boolean" office:boolean-value="false">
            <text:p>FALSE</text:p>
          </table:table-cell>
          <table:table-cell office:value-type="string">
            <text:p>14%, “Big”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boolean" office:boolean-value="false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riracha</text:p>
          </table:table-cell>
          <table:table-cell office:value-type="string">
            <text:p>F06462</text:p>
          </table:table-cell>
          <table:table-cell office:value-type="string">
            <text:p>12/740ml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boolean" office:boolean-value="false">
            <text:p>FALSE</text:p>
          </table:table-cell>
          <table:table-cell office:value-type="string">
            <text:p>12”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boolean" office:boolean-value="true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50</text:p>
          </table:table-cell>
          <table:table-cell office:value-type="string">
            <text:p>1000/3.5gm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boolean" office:boolean-value="true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boolean" office:boolean-value="true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“Shells”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boolean" office:boolean-value="true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F10900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Orange Pekoe, Red R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boolean" office:boolean-value="true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Q00290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othpicks</text:p>
          </table:table-cell>
          <table:table-cell office:value-type="string">
            <text:p>F55505</text:p>
          </table:table-cell>
          <table:table-cell office:value-type="string">
            <text:p>1/7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boolean" office:boolean-value="true">
            <text:p>TRUE</text:p>
          </table:table-cell>
          <table:table-cell office:value-type="string">
            <text:p>12”, Flour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boolean" office:boolean-value="true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boolean" office:boolean-value="true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</table:table>
      <table:database-ranges>
        <table:database-range table:target-range-address="Sheet1.A1:Sheet1.H1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2021-09-01</text:date>, <text:time>22:3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9-01T22:31:38.61</dc:date>
    <dc:creator>Anomic Aphasia</dc:creator>
    <meta:editing-duration>PT3H7M33S</meta:editing-duration>
    <meta:editing-cycles>10</meta:editing-cycles>
    <meta:document-statistic meta:table-count="1" meta:cell-count="1172" meta:object-count="0"/>
  </office:meta>
</office:document-meta>
</file>